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2000001BAD6036A2D.png"/>
  <manifest:file-entry manifest:media-type="image/png" manifest:full-path="Pictures/10000000000001E6000001C3CBE557D8.png"/>
  <manifest:file-entry manifest:media-type="image/png" manifest:full-path="Pictures/10000000000001E2000001BAFE150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, Lucidasans, 'Lucida Sans', 'Arial Unicode MS'"/>
    <style:font-face style:name="Luxi Sans" svg:font-family="'Luxi Sans'" style:font-pitch="variable"/>
    <style:font-face style:name="Nimbus Sans L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Luxi Sans"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style:font-name="Luxi Sans" fo:font-size="16pt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style:font-name="Luxi Sans" fo:font-size="10.5pt" style:font-size-asian="10.5pt" style:font-size-complex="10.5pt"/>
    </style:style>
    <style:style style:name="P4" style:family="paragraph" style:parent-style-name="Standard">
      <style:paragraph-properties fo:text-align="start" style:justify-single-word="false" fo:break-before="page"/>
      <style:text-properties style:font-name="Luxi Sans" fo:font-size="10.5pt" style:font-size-asian="10.5pt" style:font-size-complex="10.5pt"/>
    </style:style>
    <style:style style:name="fr1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tay Joffe</text:p>
      <text:p text:style-name="P1">CSE123A</text:p>
      <text:p text:style-name="P1">11/30/2006</text:p>
      <text:p text:style-name="P2">Homework 5</text:p>
      <text:p text:style-name="P3"/>
      <text:p text:style-name="P3">A) </text:p>
      <text:p text:style-name="P3"/>
      <text:p text:style-name="P3"><draw:frame draw:style-name="fr1" draw:name="graphics1" text:anchor-type="paragraph" svg:width="7.1807in" svg:height="7.8953in" draw:z-index="0"><draw:image xlink:href="Pictures/1000000000000192000001BAD6036A2D.png" xlink:type="simple" xlink:show="embed" xlink:actuate="onLoad"/></draw:frame></text:p>
      <text:p text:style-name="P4">B)</text:p>
      <text:p text:style-name="P3"/>
      <text:p text:style-name="P3"><draw:frame draw:style-name="fr1" draw:name="graphics2" text:anchor-type="paragraph" svg:width="7.1807in" svg:height="6.5839in" draw:z-index="1"><draw:image xlink:href="Pictures/10000000000001E2000001BAFE1506CA.png" xlink:type="simple" xlink:show="embed" xlink:actuate="onLoad"/></draw:frame></text:p>
      <text:p text:style-name="P4">C)</text:p>
      <text:p text:style-name="P3"/>
      <text:p text:style-name="P3"><draw:frame draw:style-name="fr1" draw:name="graphics3" text:anchor-type="paragraph" svg:width="7.1807in" svg:height="6.6634in" draw:z-index="2"><draw:image xlink:href="Pictures/10000000000001E6000001C3CBE557D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, Lucidasans, 'Lucida Sans', 'Arial Unicode MS'"/>
    <style:font-face style:name="Luxi Sans" svg:font-family="'Luxi Sans'" style:font-pitch="variable"/>
    <style:font-face style:name="Nimbus Sans L" svg:font-family="'Nimbus Sans L'" style:font-pitch="variable"/>
    <style:font-face style:name="Tahoma" svg:font-family="Tahoma, Lucidasans, 'Lucida Sans', 'Arial Unicode MS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Nimbus Sans L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6598in" fo:margin-bottom="0.6598in" fo:margin-left="0.6598in" fo:margin-right="0.6598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creation-date>2006-11-02T14:07:57</meta:creation-date>
    <dc:date>2006-11-28T01:06:32</dc:date>
    <meta:print-date>2006-11-02T15:22:37</meta:print-date>
    <dc:language>en-US</dc:language>
    <meta:editing-cycles>45</meta:editing-cycles>
    <meta:editing-duration>PT4H3M48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3" meta:paragraph-count="7" meta:word-count="11" meta:character-count="45"/>
  </office:meta>
</office:document-meta>
</file>